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12a987" officeooo:paragraph-rsid="0012a987" style:language-asian="zxx" style:country-asian="none" style:language-complex="zxx" style:country-complex="none"/>
    </style:style>
    <style:style style:name="P2" style:family="paragraph" style:parent-style-name="Standard">
      <style:text-properties fo:language="de" fo:country="DE" officeooo:rsid="0012a987" officeooo:paragraph-rsid="0013ff53" style:language-asian="zxx" style:country-asian="none" style:language-complex="zxx" style:country-complex="none"/>
    </style:style>
    <style:style style:name="P3" style:family="paragraph" style:parent-style-name="Standard">
      <style:paragraph-properties fo:break-before="page"/>
      <style:text-properties fo:language="de" fo:country="DE" officeooo:rsid="0012a987" officeooo:paragraph-rsid="0012a987" style:language-asian="zxx" style:country-asian="none" style:language-complex="zxx" style:country-complex="none"/>
    </style:style>
    <style:style style:name="T1" style:family="text">
      <style:text-properties officeooo:rsid="0013ff53"/>
    </style:style>
    <style:style style:name="T2" style:family="text">
      <style:text-properties officeooo:rsid="0014cf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atusbericht</text:p>
      <text:p text:style-name="P2"/>
      <text:h text:style-name="Heading_20_1" text:outline-level="1">Aktueller Stand des Projekts (Milestone1).</text:h>
      <text:p text:style-name="P1"/>
      <text:h text:style-name="Heading_20_3" text:outline-level="3">Bereits vorhandene Funktionalitäten und Features:</text:h>
      <text:p text:style-name="P1"/>
      <text:p text:style-name="P1">- Auswahl von drei Pizzen mit bestell Button.</text:p>
      <text:p text:style-name="P1">- Registration neuer Kunden</text:p>
      <text:p text:style-name="P1">- Login für Kunden.</text:p>
      <text:p text:style-name="P1">- Registration neuer Mitarbeiter.</text:p>
      <text:p text:style-name="P1">- Login für Mitarbeiter.</text:p>
      <text:p text:style-name="P1">- Anzeige der aktuell angemeldeten Benutzer mit Vor-/Nachnamen und vollständiger Adresse.</text:p>
      <text:p text:style-name="P1">- Bestellung von Pizzen eines Typs in beliebiger Anzahl.</text:p>
      <text:p text:style-name="P1">- Berechnug und Anzeige des ermittelten Preises, für die aktuelle Auswahl.</text:p>
      <text:p text:style-name="P1">- Speicherung der Bestellung in der Datenbank.</text:p>
      <text:p text:style-name="P2"/>
      <text:p text:style-name="P2"/>
      <text:h text:style-name="Heading_20_3" text:outline-level="3">Zuordnung <text:span text:style-name="T1">der </text:span>Verantwortlichkeiten</text:h>
      <text:p text:style-name="P2"/>
      <text:p text:style-name="P1">Kamil Gorszczyk<text:tab/><text:tab/>Code</text:p>
      <text:p text:style-name="P1">Johanees Krumm<text:tab/><text:tab/>Lastenheft</text:p>
      <text:p text:style-name="P1">Simon Parussel<text:tab/><text:tab/>Statusbericht</text:p>
      <text:p text:style-name="P1"/>
      <text:p text:style-name="P1"/>
      <text:h text:style-name="Heading_20_3" text:outline-level="3">Projektplan für die Restlaufzeit des Projekts</text:h>
      <text:p text:style-name="P1"/>
      <text:p text:style-name="P1">Erste Woche 01.12.16 bis 06.12.16</text:p>
      <text:p text:style-name="P1"><text:tab/>Erstellung des Pflichtenhefts</text:p>
      <text:p text:style-name="P1"><text:tab/>Planung des Weiteren Vorgehens</text:p>
      <text:p text:style-name="P1">Zweite Woche 07.12.16 bis 13.12.</text:p>
      <text:p text:style-name="P1"><text:tab/>Entwurf einer ersten Version der Präsentation.</text:p>
      <text:p text:style-name="P1"><text:tab/>Ergänzen des Codes um Folgende Funktionalitäten:</text:p>
      <text:p text:style-name="P1"><text:tab/><text:tab/>- Anzeige der bisherigen Bestellungen &amp; Gesamtumsatz für die Kunden </text:p>
      <text:p text:style-name="P1">Dritte Woche 14.12.16 bis 20.12.16</text:p>
      <text:p text:style-name="P1"><text:tab/>Ergänzen des Codes um Folgende Funktionalitäten:</text:p>
      <text:p text:style-name="P1"><text:tab/><text:tab/>- Produkte von Mitarbeitern verwalten: anlegen, löschen, anzeigen, ändern, ins <text:tab/><text:tab/><text:tab/> <text:s text:c="2"/>Sortiment einstellen und herausnehmen.</text:p>
      <text:p text:style-name="P1"><text:tab/><text:tab/>- Kunden verwalten: anlegen, anzeigen, ändern und löschen.</text:p>
      <text:p text:style-name="P1"/>
      <text:p text:style-name="P3">Vierte Woche 12.12.16 bis 27.12.16</text:p>
      <text:p text:style-name="P1"><text:tab/>Ergänzen des Codes um Folgende Funktionalitäten:</text:p>
      <text:p text:style-name="P1"><text:tab/><text:tab/>- Auswertungen für die Mitarbeiter (Informationen zu allen Bestellungen)</text:p>
      <text:p text:style-name="P1"><text:tab/><text:tab/>- Preisberechnung erweitern (Extras, Größe der Pizza)</text:p>
      <text:p text:style-name="P1"><text:tab/><text:tab/>- Berechnung der Lieferzeit</text:p>
      <text:p text:style-name="P1">Fünfte Woche 28.12.16 bis 03.01.17</text:p>
      <text:p text:style-name="P1"><text:tab/>Erstellung des Statusberichts.</text:p>
      <text:p text:style-name="P1"><text:tab/>Fertigstellung <text:span text:style-name="T2">und Ergänzung</text:span> der Präsentation. </text:p>
      <text:p text:style-name="P1">Sechste Woche 04.12.16 bis 10.01.17</text:p>
      <text:p text:style-name="P1"><text:tab/>Zeitpuffer für unvorhergesehene Fehler.</text:p>
      <text:p text:style-name="P1"/>
      <text:h text:style-name="Heading_20_3" text:outline-level="3">Aufwandsnachweis</text:h>
      <text:p text:style-name="Standard"/>
      <text:p text:style-name="P1">Kamil Gorszczyk 24.11.16 Erste Version des Prototyps mit Hintergrundbild und einer Menüleiste.</text:p>
      <text:p text:style-name="P1"><text:tab/><text:tab/><text:tab/><text:tab/><text:tab/><text:tab/> <text:s/>Ergänzen um den zugriff auf die Datenbank und <text:tab/><text:tab/><text:tab/><text:tab/><text:tab/><text:tab/><text:tab/> <text:s/>Hinzufügen der ersten Pizzen.</text:p>
      <text:p text:style-name="P1">Kamil Gorszczyk 26.11.16 Fehlerbehebung NullpointerException.</text:p>
      <text:p text:style-name="P1">Kamil Gorszczyk 28.11.16 Hinzufügen fehlender Dateien.</text:p>
      <text:p text:style-name="P1">Kamil Gorszczyk 28.11.16 Hinzufügen der Datenbank Unterstützung für Mitarbeiter und <text:tab/><text:tab/><text:tab/><text:tab/> <text:s text:c="8"/>Bestellungen.</text:p>
      <text:p text:style-name="P1">Kamil Gorszczyk 29.11.16 Hinzufügen der Anmeldung der User sowie Anmeldung und <text:tab/><text:tab/><text:tab/><text:tab/> <text:s text:c="8"/>Registration für den Mitarbeiter.</text:p>
      <text:p text:style-name="P1">Johanees Krumm 30.11.16 Erstellen des Lastenhefts.</text:p>
      <text:p text:style-name="P2">Johannes Krumm 30.11.16 &amp; 01.12.16 Design arbeiten <text:span text:style-name="T1">an den</text:span> css und html Dateien.</text:p>
      <text:p text:style-name="P1">Simon Parussel 30.11.16 Erstellen des Statusbericht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53S</meta:editing-duration>
    <meta:editing-cycles>5</meta:editing-cycles>
    <meta:generator>LibreOffice/5.0.6.3$Windows_x86 LibreOffice_project/490fc03b25318460cfc54456516ea2519c11d1aa</meta:generator>
    <dc:date>2016-12-01T16:10:27.891000000</dc:date>
    <meta:document-statistic meta:table-count="0" meta:image-count="0" meta:object-count="0" meta:page-count="2" meta:paragraph-count="48" meta:word-count="303" meta:character-count="2395" meta:non-whitespace-character-count="2065"/>
    <meta:user-defined meta:name="Info 1"/>
    <meta:user-defined meta:name="Info 2"/>
    <meta:user-defined meta:name="Info 3"/>
    <meta:user-defined meta:name="Info 4"/>
  </office:meta>
</office:document-meta>
</file>